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av Alanyaboende</text:h>
      <text:p text:style-name="Standard"/>
      <text:h text:style-name="Heading_20_2" text:outline-level="2">Aktörer</text:h>
      <text:p text:style-name="Standard">Kund</text:p>
      <text:p text:style-name="Standard">Administratör</text:p>
      <text:p text:style-name="Standard">Lägenhetsinnehavare</text:p>
      <text:p text:style-name="Standard">Leveransorganisation</text:p>
      <text:p text:style-name="Standard">Ägarnas släkt och vänner (marknadsföring)</text:p>
      <text:p text:style-name="Standard"/>
      <text:p text:style-name="Standard">Skatteverket</text:p>
      <text:p text:style-name="Standard">Turkiska myndigheter</text:p>
      <text:p text:style-name="Standard"/>
      <text:h text:style-name="Heading_20_2" text:outline-level="2">Användningsfall</text:h>
      <text:p text:style-name="P1">AF1 Boka lägenhet</text:p>
      <text:p text:style-name="P1">En kund som vill boka lägenheten en period väljer en period som är ledig och fyller i ett bokningsformulär med uppgifter om sig själv, önskad period samt önskade tillvalstjänster. Perioden markeras som upptagen och kundens uppgifter sparas.</text:p>
      <text:p text:style-name="P1"><text:a xlink:type="simple" xlink:href="https://github.com/lo222fj/Uppgift-234/blob/master/AF1.1_BokaLagenhet.odt">https://github.com/lo222fj/Uppgift-234/blob/master/AF1.1_BokaLagenhet.odt</text:a> </text:p>
      <text:p text:style-name="P1"/>
      <text:p text:style-name="P1">AF2 Skicka bokningsbekräftelse</text:p>
      <text:p text:style-name="P1">Förkrav: AF1 En bokning måste vara gjord och sparad</text:p>
      <text:p text:style-name="P1"/>
      <text:p text:style-name="Standard"><text:span text:style-name="T1">Kunden bekräftar önskad bokningsperiod. Systemet skickar en bokningsbekräftelse <text:s/>enligt definition, se </text:span><text:a xlink:type="simple" xlink:href="https://github.com/lo222fj/Uppgift-234/blob/master/Definitioner.odt"><text:span text:style-name="T1">https://github.com/lo222fj/Uppgift-234/blob/master/Definitioner.odt</text:span></text:a><text:span text:style-name="T1">, till kunden.</text:span></text:p>
      <text:p text:style-name="P1"/>
      <text:p text:style-name="P1">AF3 Ändra bokningsstatus</text:p>
      <text:p text:style-name="P1">Förkrav: AF1 En bokning måste vara gjord och sparad</text:p>
      <text:p text:style-name="P1"/>
      <text:p text:style-name="P1">En kund har gjort en inbetalning av handpenning. Administratören ändrar bokningens status från reserverad till bokad. Systemet visar att perioden är bokad.</text:p>
      <text:p text:style-name="P1"/>
      <text:p text:style-name="P1">Kund som bokat lägenheten gör ingen inbetalning av handpenning. Administratör tar bort reservationen. Systemet visar att perioden är ledig.</text:p>
      <text:p text:style-name="P1"/>
      <text:p text:style-name="P1">AF4 Beställ leverans av uthyrningstjänst på plats</text:p>
      <text:p text:style-name="P1">Förkrav: AF1 En bokning måste vara gjord och sparad samt AF3 Bokningsstatus ändrad till bokad</text:p>
      <text:p text:style-name="P1"/>
      <text:p text:style-name="Standard"><text:span text:style-name="T1">Administratör väljer att skicka en beställning av uthyrningstjänst samt lägger vid behov till ett meddelande. Systemet skapar ett meddelande enligt definition, se </text:span><text:a xlink:type="simple" xlink:href="https://github.com/lo222fj/Uppgift-234/blob/master/Definitioner.odt"><text:span text:style-name="T1">https://github.com/lo222fj/Uppgift-234/blob/master/Definitioner.odt</text:span></text:a><text:span text:style-name="T1"> och skickar till leveransorganisationen,</text:span> <text:span text:style-name="T1">.</text:span></text:p>
      <text:p text:style-name="P1"/>
      <text:p text:style-name="P1">AF5 Se bokningsläg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11T14:01:10.11</meta:creation-date>
    <meta:generator>OpenOffice/4.0.0$Win32 OpenOffice.org_project/400m3$Build-9702</meta:generator>
    <dc:date>2013-12-11T17:12:26.27</dc:date>
    <dc:creator>Lotta Onsö</dc:creator>
    <meta:editing-duration>PT3H11M14S</meta:editing-duration>
    <meta:editing-cycles>6</meta:editing-cycles>
    <meta:document-statistic meta:table-count="0" meta:image-count="0" meta:object-count="0" meta:page-count="1" meta:paragraph-count="24" meta:word-count="189" meta:character-count="1568"/>
  </office:meta>
</office:document-meta>
</file>